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404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1.568cm"/>
    </style:style>
    <style:style style:name="co15" style:family="table-column">
      <style:table-column-properties fo:break-before="auto" style:column-width="3.78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4.032cm"/>
    </style:style>
    <style:style style:name="co18" style:family="table-column">
      <style:table-column-properties fo:break-before="auto" style:column-width="3.863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3.586cm"/>
    </style:style>
    <style:style style:name="co21" style:family="table-column">
      <style:table-column-properties fo:break-before="auto" style:column-width="4.733cm"/>
    </style:style>
    <style:style style:name="co22" style:family="table-column">
      <style:table-column-properties fo:break-before="auto" style:column-width="3.383cm"/>
    </style:style>
    <style:style style:name="co23" style:family="table-column">
      <style:table-column-properties fo:break-before="auto" style:column-width="2.566cm"/>
    </style:style>
    <style:style style:name="co24" style:family="table-column">
      <style:table-column-properties fo:break-before="auto" style:column-width="3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UMBER(R)</text:p>
          </table:table-cell>
          <table:table-cell office:value-type="string" calcext:value-type="string">
            <text:p>NUMBER RATE</text:p>
          </table:table-cell>
          <table:table-cell office:value-type="string" calcext:value-type="string">
            <text:p>RANDOM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T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T)</text:p>
          </table:table-cell>
          <table:table-cell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9034" calcext:value-type="float">
            <text:p>6903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262" calcext:value-type="float">
            <text:p>6826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336" calcext:value-type="float">
            <text:p>9336</text:p>
          </table:table-cell>
          <table:table-cell table:style-name="ce3" office:value-type="percentage" office:value="0.5667" calcext:value-type="percentage">
            <text:p>56,67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049" calcext:value-type="float">
            <text:p>7304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5" office:value-type="float" office:value="72599" calcext:value-type="float">
            <text:p>7259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467" calcext:value-type="float">
            <text:p>5446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795" calcext:value-type="float">
            <text:p>7379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312" calcext:value-type="float">
            <text:p>7331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491" calcext:value-type="float">
            <text:p>7349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942" calcext:value-type="float">
            <text:p>7594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189" calcext:value-type="float">
            <text:p>7518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11" calcext:value-type="float">
            <text:p>7561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15" calcext:value-type="float">
            <text:p>971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986" calcext:value-type="float">
            <text:p>798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57" calcext:value-type="float">
            <text:p>505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219" calcext:value-type="float">
            <text:p>1221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559" calcext:value-type="float">
            <text:p>955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91" calcext:value-type="float">
            <text:p>4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01" calcext:value-type="float">
            <text:p>141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027" calcext:value-type="float">
            <text:p>1102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428" calcext:value-type="float">
            <text:p>542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2" calcext:value-type="float">
            <text:p>182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4090" calcext:value-type="float">
            <text:p>140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845" calcext:value-type="float">
            <text:p>584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59" calcext:value-type="float">
            <text:p>575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74" calcext:value-type="float">
            <text:p>5274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table:style-name="ce1" office:value-type="float" office:value="3700" calcext:value-type="float">
            <text:p>370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947" calcext:value-type="float">
            <text:p>2294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5072" calcext:value-type="float">
            <text:p>1507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19" calcext:value-type="float">
            <text:p>521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02" calcext:value-type="float">
            <text:p>2010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7305" calcext:value-type="float">
            <text:p>1730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78" calcext:value-type="float">
            <text:p>5478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89" calcext:value-type="float">
            <text:p>14189</text:p>
          </table:table-cell>
          <table:table-cell table:style-name="ce3" office:value-type="percentage" office:value="0.6333" calcext:value-type="percentage">
            <text:p>63,33%</text:p>
          </table:table-cell>
          <table:table-cell table:style-name="ce1" office:value-type="float" office:value="13606" calcext:value-type="float">
            <text:p>136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5482" calcext:value-type="float">
            <text:p>5482</text:p>
          </table:table-cell>
          <table:table-cell table:style-name="ce3" office:value-type="percentage" office:value="0.3667" calcext:value-type="percentage">
            <text:p>36,67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01" calcext:value-type="float">
            <text:p>70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346" calcext:value-type="float">
            <text:p>634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9" calcext:value-type="float">
            <text:p>477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53" calcext:value-type="float">
            <text:p>795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082" calcext:value-type="float">
            <text:p>70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85" calcext:value-type="float">
            <text:p>5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165" calcext:value-type="float">
            <text:p>1516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991" calcext:value-type="float">
            <text:p>11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6455" calcext:value-type="float">
            <text:p>6455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338" calcext:value-type="float">
            <text:p>133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690" calcext:value-type="float">
            <text:p>116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92" calcext:value-type="float">
            <text:p>6192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17" calcext:value-type="float">
            <text:p>79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181" calcext:value-type="float">
            <text:p>7181</text:p>
          </table:table-cell>
          <table:table-cell table:style-name="ce3" office:value-type="percentage" office:value="0.8333" calcext:value-type="percentage">
            <text:p>83,33%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4996" calcext:value-type="float">
            <text:p>4996</text:p>
          </table:table-cell>
          <table:table-cell table:style-name="ce3" office:value-type="percentage" office:value="0.7" calcext:value-type="percentage">
            <text:p>70,00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55" calcext:value-type="float">
            <text:p>915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8361" calcext:value-type="float">
            <text:p>836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table:style-name="ce1" office:value-type="float" office:value="5537" calcext:value-type="float">
            <text:p>5537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473" calcext:value-type="float">
            <text:p>1047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122" calcext:value-type="float">
            <text:p>912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5909" calcext:value-type="float">
            <text:p>5909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650" calcext:value-type="float">
            <text:p>1165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729" calcext:value-type="float">
            <text:p>972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45" calcext:value-type="float">
            <text:p>6145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43" calcext:value-type="float">
            <text:p>24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4" calcext:value-type="float">
            <text:p>24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11" calcext:value-type="float">
            <text:p>23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45" calcext:value-type="float">
            <text:p>25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03" calcext:value-type="float">
            <text:p>240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3" calcext:value-type="float">
            <text:p>26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2" calcext:value-type="float">
            <text:p>253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96" calcext:value-type="float">
            <text:p>259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93" calcext:value-type="float">
            <text:p>259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922" calcext:value-type="float">
            <text:p>29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73" calcext:value-type="float">
            <text:p>267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9" calcext:value-type="float">
            <text:p>245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1" calcext:value-type="float">
            <text:p>26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355" calcext:value-type="float">
            <text:p>163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978" calcext:value-type="float">
            <text:p>12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602" calcext:value-type="float">
            <text:p>5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47" calcext:value-type="float">
            <text:p>356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7151" calcext:value-type="float">
            <text:p>2715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245" calcext:value-type="float">
            <text:p>72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031" calcext:value-type="float">
            <text:p>5603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6514" calcext:value-type="float">
            <text:p>4651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office:value-type="float" office:value="8586" calcext:value-type="float">
            <text:p>8586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758" calcext:value-type="float">
            <text:p>65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10108" calcext:value-type="float">
            <text:p>10108</text:p>
          </table:table-cell>
          <table:table-cell table:style-name="ce6" office:value-type="percentage" office:value="0.8333" calcext:value-type="percentage">
            <text:p>83,33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978" calcext:value-type="float">
            <text:p>11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0846" calcext:value-type="float">
            <text:p>108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176" calcext:value-type="float">
            <text:p>517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48" calcext:value-type="float">
            <text:p>150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4546" calcext:value-type="float">
            <text:p>145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55" calcext:value-type="float">
            <text:p>65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190" calcext:value-type="float">
            <text:p>1719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7170" calcext:value-type="float">
            <text:p>1717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758" calcext:value-type="float">
            <text:p>7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063" calcext:value-type="float">
            <text:p>1906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9349" calcext:value-type="float">
            <text:p>1934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8880" calcext:value-type="float">
            <text:p>888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8048" calcext:value-type="float">
            <text:p>8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0" calcext:value-type="float">
            <text:p>721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13635" calcext:value-type="float">
            <text:p>13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1" calcext:value-type="float">
            <text:p>10871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56" calcext:value-type="float">
            <text:p>525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25843" calcext:value-type="float">
            <text:p>25843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7354" calcext:value-type="float">
            <text:p>27354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3895" calcext:value-type="float">
            <text:p>13895</text:p>
          </table:table-cell>
          <table:table-cell table:style-name="ce2" office:value-type="percentage" office:value="0.3" calcext:value-type="percentage">
            <text:p>30,00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58552" calcext:value-type="float">
            <text:p>58552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57631" calcext:value-type="float">
            <text:p>57631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4832" calcext:value-type="float">
            <text:p>14832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12886" calcext:value-type="float">
            <text:p>12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8" calcext:value-type="float">
            <text:p>993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80" calcext:value-type="float">
            <text:p>52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16103" calcext:value-type="float">
            <text:p>1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6" calcext:value-type="float">
            <text:p>1336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92" calcext:value-type="float">
            <text:p>599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20535" calcext:value-type="float">
            <text:p>20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8" calcext:value-type="float">
            <text:p>170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209" calcext:value-type="float">
            <text:p>7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26103" calcext:value-type="float">
            <text:p>2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54" calcext:value-type="float">
            <text:p>20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8601" calcext:value-type="float">
            <text:p>860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formula="of:=SUM([.C2:.C45])" office:value-type="float" office:value="931043" calcext:value-type="float">
            <text:p>931043</text:p>
          </table:table-cell>
          <table:table-cell table:formula="of:=AVERAGE([.D2:.D45])" office:value-type="percentage" office:value="0.82045" calcext:value-type="percentage">
            <text:p>82,05%</text:p>
          </table:table-cell>
          <table:table-cell table:style-name="ce1" table:formula="of:=SUM([.E$2:.E$45])" office:value-type="float" office:value="852891" calcext:value-type="float">
            <text:p>852891</text:p>
          </table:table-cell>
          <table:table-cell table:style-name="ce3" table:formula="of:=AVERAGE([.F$2:.F$45])" office:value-type="percentage" office:value="0.824995454545455" calcext:value-type="percentage">
            <text:p>82,50%</text:p>
          </table:table-cell>
          <table:table-cell table:style-name="ce1" table:formula="of:=SUM([.G$2:.G$45])" office:value-type="float" office:value="503875" calcext:value-type="float">
            <text:p>503875</text:p>
          </table:table-cell>
          <table:table-cell table:style-name="ce3" table:formula="of:=AVERAGE([.H$2:.H$45])" office:value-type="percentage" office:value="0.799995454545455" calcext:value-type="percentage">
            <text:p>80,00%</text:p>
          </table:table-cell>
          <table:table-cell table:style-name="ce1" table:formula="of:=SUM([.I$2:.I$45])" office:value-type="float" office:value="445122" calcext:value-type="float">
            <text:p>445122</text:p>
          </table:table-cell>
          <table:table-cell table:style-name="ce3" table:formula="of:=AVERAGE([.J$2:.J$45])" office:value-type="percentage" office:value="0.804543181818182" calcext:value-type="percentage">
            <text:p>80,45%</text:p>
          </table:table-cell>
          <table:table-cell table:style-name="ce1" table:formula="of:=SUM([.K$2:.K$45])" office:value-type="float" office:value="186307" calcext:value-type="float">
            <text:p>186307</text:p>
          </table:table-cell>
          <table:table-cell table:style-name="ce3" table:formula="of:=AVERAGE([.L$2:.L$45])" office:value-type="percentage" office:value="0.654540909090909" calcext:value-type="percentage">
            <text:p>65,45%</text:p>
          </table:table-cell>
          <table:table-cell table:number-columns-repeated="1637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"/>
        <table:table-column table:style-name="co13" table:number-columns-repeated="1637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K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MIGRANT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K)</text:p>
          </table:table-cell>
          <table:table-cell table:style-name="Default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2222" calcext:value-type="float">
            <text:p>42222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2309" calcext:value-type="float">
            <text:p>62309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017" calcext:value-type="float">
            <text:p>601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1210" calcext:value-type="float">
            <text:p>7121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990" calcext:value-type="float">
            <text:p>799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4754" calcext:value-type="float">
            <text:p>7475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9592" calcext:value-type="float">
            <text:p>95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45" calcext:value-type="float">
            <text:p>2745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599" calcext:value-type="float">
            <text:p>3599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27" calcext:value-type="float">
            <text:p>272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700" calcext:value-type="float">
            <text:p>470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3267" calcext:value-type="float">
            <text:p>326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1995" calcext:value-type="float">
            <text:p>199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003" calcext:value-type="float">
            <text:p>300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5711" calcext:value-type="float">
            <text:p>571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459" calcext:value-type="float">
            <text:p>345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office:value-type="float" office:value="5028" calcext:value-type="float">
            <text:p>5028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office:value-type="float" office:value="3532" calcext:value-type="float">
            <text:p>35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086" calcext:value-type="float">
            <text:p>208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276" calcext:value-type="float">
            <text:p>3276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858" calcext:value-type="float">
            <text:p>28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3981" calcext:value-type="float">
            <text:p>3981</text:p>
          </table:table-cell>
          <table:table-cell office:value-type="percentage" office:value="0.3667" calcext:value-type="percentage">
            <text:p>36,67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office:value-type="float" office:value="3190" calcext:value-type="float">
            <text:p>3190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536" calcext:value-type="float">
            <text:p>4536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office:value-type="float" office:value="3015" calcext:value-type="float">
            <text:p>3015</text:p>
          </table:table-cell>
          <table:table-cell office:value-type="percentage" office:value="0.5333" calcext:value-type="percentage">
            <text:p>53,33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office:value-type="float" office:value="2133" calcext:value-type="float">
            <text:p>2133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0.8667" calcext:value-type="percentage">
            <text:p>8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4664" calcext:value-type="float">
            <text:p>4664</text:p>
          </table:table-cell>
          <table:table-cell office:value-type="percentage" office:value="0.9" calcext:value-type="percentage">
            <text:p>90,00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549" calcext:value-type="float">
            <text:p>3549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914" calcext:value-type="float">
            <text:p>491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2" calcext:value-type="float">
            <text:p>16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74" calcext:value-type="float">
            <text:p>227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6" calcext:value-type="float">
            <text:p>23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57" calcext:value-type="float">
            <text:p>235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28" calcext:value-type="float">
            <text:p>2128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94" calcext:value-type="float">
            <text:p>239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676" calcext:value-type="float">
            <text:p>56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office:value-type="float" office:value="3374" calcext:value-type="float">
            <text:p>3374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8999" calcext:value-type="float">
            <text:p>899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office:value-type="float" office:value="3944" calcext:value-type="float">
            <text:p>3944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office:value-type="float" office:value="12059" calcext:value-type="float">
            <text:p>12059</text:p>
          </table:table-cell>
          <table:table-cell office:value-type="percentage" office:value="0.9667" calcext:value-type="percentage">
            <text:p>96,67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6" calcext:value-type="float">
            <text:p>20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079" calcext:value-type="float">
            <text:p>30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884" calcext:value-type="float">
            <text:p>488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622" calcext:value-type="float">
            <text:p>362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45" calcext:value-type="float">
            <text:p>35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4874" calcext:value-type="float">
            <text:p>1487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4134" calcext:value-type="float">
            <text:p>4134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5312" calcext:value-type="float">
            <text:p>15312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office:value-type="float" office:value="2273" calcext:value-type="float">
            <text:p>2273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49" calcext:value-type="float">
            <text:p>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3058" calcext:value-type="float">
            <text:p>30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3489" calcext:value-type="float">
            <text:p>34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09" calcext:value-type="float">
            <text:p>52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3661" calcext:value-type="float">
            <text:p>366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 table:formula="of:=SUM([.C$2:.C$45])" office:value-type="float" office:value="503875" calcext:value-type="float">
            <text:p>503875</text:p>
          </table:table-cell>
          <table:table-cell table:style-name="ce3" table:formula="of:=AVERAGE([.D$2:.D$45])" office:value-type="percentage" office:value="0.799995454545455" calcext:value-type="percentage">
            <text:p>80,00%</text:p>
          </table:table-cell>
          <table:table-cell table:style-name="ce8" table:formula="of:=SUM([.E$2:.E$45])" office:value-type="float" office:value="432601" calcext:value-type="float">
            <text:p>432601</text:p>
          </table:table-cell>
          <table:table-cell table:style-name="ce3" table:formula="of:=AVERAGE([.F$2:.F$45])" office:value-type="percentage" office:value="0.932579545454546" calcext:value-type="percentage">
            <text:p>93,26%</text:p>
          </table:table-cell>
          <table:table-cell table:style-name="ce1" table:formula="of:=SUM([.G$2:.G$45])" office:value-type="float" office:value="186307" calcext:value-type="float">
            <text:p>186307</text:p>
          </table:table-cell>
          <table:table-cell table:style-name="ce3" table:formula="of:=AVERAGE([.H$2:.H$45])" office:value-type="percentage" office:value="0.654540909090909" calcext:value-type="percentage">
            <text:p>65,45%</text:p>
          </table:table-cell>
          <table:table-cell table:style-name="ce1" table:formula="of:=SUM([.I$2:.I$45])" office:value-type="float" office:value="144826" calcext:value-type="float">
            <text:p>144826</text:p>
          </table:table-cell>
          <table:table-cell table:style-name="ce3" table:formula="of:=AVERAGE([.J$2:.J$45])" office:value-type="percentage" office:value="0.824238636363636" calcext:value-type="percentage">
            <text:p>82,42%</text:p>
          </table:table-cell>
          <table:table-cell table:number-columns-repeated="16372"/>
        </table:table-row>
        <table:table-row table:style-name="ro1" table:number-rows-repeated="38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</table:table>
      <table:table table:name="table 3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lrate 0.005)</text:p>
          </table:table-cell>
          <table:table-cell office:value-type="string" calcext:value-type="string">
            <text:p>RATE</text:p>
          </table:table-cell>
          <table:table-cell table:style-name="ce7" office:value-type="string" calcext:value-type="string">
            <text:p>RANDOM( lrate 0.01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2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4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31745" calcext:value-type="float">
            <text:p>317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2222" calcext:value-type="float">
            <text:p>4222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265" calcext:value-type="float">
            <text:p>502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7467" calcext:value-type="float">
            <text:p>674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office:value-type="float" office:value="48872" calcext:value-type="float">
            <text:p>48872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2309" calcext:value-type="float">
            <text:p>6230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92313" calcext:value-type="float">
            <text:p>923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51795" calcext:value-type="float">
            <text:p>151795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office:value-type="float" office:value="53490" calcext:value-type="float">
            <text:p>534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1210" calcext:value-type="float">
            <text:p>712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2089" calcext:value-type="float">
            <text:p>10208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8521" calcext:value-type="float">
            <text:p>1685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office:value-type="float" office:value="55924" calcext:value-type="float">
            <text:p>55924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4754" calcext:value-type="float">
            <text:p>747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9991" calcext:value-type="float">
            <text:p>1099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9798" calcext:value-type="float">
            <text:p>17979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745" calcext:value-type="float">
            <text:p>2745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2641" calcext:value-type="float">
            <text:p>264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8" calcext:value-type="float">
            <text:p>24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office:value-type="float" office:value="3460" calcext:value-type="float">
            <text:p>346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99" calcext:value-type="float">
            <text:p>35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749" calcext:value-type="float">
            <text:p>37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6" calcext:value-type="float">
            <text:p>39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office:value-type="float" office:value="4043" calcext:value-type="float">
            <text:p>404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60" calcext:value-type="float">
            <text:p>4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75" calcext:value-type="float">
            <text:p>42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30" calcext:value-type="float">
            <text:p>4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office:value-type="float" office:value="4581" calcext:value-type="float">
            <text:p>458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700" calcext:value-type="float">
            <text:p>47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18" calcext:value-type="float">
            <text:p>51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office:value-type="float" office:value="2395" calcext:value-type="float">
            <text:p>23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565" calcext:value-type="float">
            <text:p>25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3" calcext:value-type="float">
            <text:p>287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13" calcext:value-type="float">
            <text:p>35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office:value-type="float" office:value="6635" calcext:value-type="float">
            <text:p>663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744" calcext:value-type="float">
            <text:p>67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975" calcext:value-type="float">
            <text:p>69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439" calcext:value-type="float">
            <text:p>74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office:value-type="float" office:value="5793" calcext:value-type="float">
            <text:p>57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711" calcext:value-type="float">
            <text:p>571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655" calcext:value-type="float">
            <text:p>565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251" calcext:value-type="float">
            <text:p>62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office:value-type="float" office:value="5246" calcext:value-type="float">
            <text:p>524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028" calcext:value-type="float">
            <text:p>50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04" calcext:value-type="float">
            <text:p>51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80" calcext:value-type="float">
            <text:p>60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03" calcext:value-type="float">
            <text:p>28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9" calcext:value-type="float">
            <text:p>345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office:value-type="float" office:value="2939" calcext:value-type="float">
            <text:p>29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276" calcext:value-type="float">
            <text:p>32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17" calcext:value-type="float">
            <text:p>38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62" calcext:value-type="float">
            <text:p>466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office:value-type="float" office:value="3481" calcext:value-type="float">
            <text:p>3481</text:p>
          </table:table-cell>
          <table:table-cell office:value-type="percentage" office:value="0.2" calcext:value-type="percentage">
            <text:p>20,00%</text:p>
          </table:table-cell>
          <table:table-cell table:style-name="ce7" office:value-type="float" office:value="3981" calcext:value-type="float">
            <text:p>3981</text:p>
          </table:table-cell>
          <table:table-cell table:style-name="ce2" office:value-type="percentage" office:value="0.3667" calcext:value-type="percentage">
            <text:p>36,67%</text:p>
          </table:table-cell>
          <table:table-cell office:value-type="float" office:value="5168" calcext:value-type="float">
            <text:p>5168</text:p>
          </table:table-cell>
          <table:table-cell table:style-name="ce2" office:value-type="percentage" office:value="0.6333" calcext:value-type="percentage">
            <text:p>63,33%</text:p>
          </table:table-cell>
          <table:table-cell office:value-type="float" office:value="6363" calcext:value-type="float">
            <text:p>6363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office:value-type="float" office:value="4010" calcext:value-type="float">
            <text:p>4010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4536" calcext:value-type="float">
            <text:p>4536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5297" calcext:value-type="float">
            <text:p>5297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597" calcext:value-type="float">
            <text:p>659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office:value-type="float" office:value="2571" calcext:value-type="float">
            <text:p>2571</text:p>
          </table:table-cell>
          <table:table-cell office:value-type="percentage" office:value="0.2667" calcext:value-type="percentage">
            <text:p>26,67%</text:p>
          </table:table-cell>
          <table:table-cell table:style-name="ce7" office:value-type="float" office:value="3015" calcext:value-type="float">
            <text:p>3015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3639" calcext:value-type="float">
            <text:p>3639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float" office:value="4574" calcext:value-type="float">
            <text:p>4574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office:value-type="float" office:value="3516" calcext:value-type="float">
            <text:p>3516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float" office:value="4161" calcext:value-type="float">
            <text:p>416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4943" calcext:value-type="float">
            <text:p>4943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409" calcext:value-type="float">
            <text:p>64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3887" calcext:value-type="float">
            <text:p>3887</text:p>
          </table:table-cell>
          <table:table-cell office:value-type="percentage" office:value="0.4333" calcext:value-type="percentage">
            <text:p>43,33%</text:p>
          </table:table-cell>
          <table:table-cell table:style-name="ce7" office:value-type="float" office:value="4664" calcext:value-type="float">
            <text:p>4664</text:p>
          </table:table-cell>
          <table:table-cell table:style-name="ce2" office:value-type="percentage" office:value="0.9" calcext:value-type="percentage">
            <text:p>90,00%</text:p>
          </table:table-cell>
          <table:table-cell office:value-type="float" office:value="5933" calcext:value-type="float">
            <text:p>5933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7581" calcext:value-type="float">
            <text:p>758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office:value-type="float" office:value="4211" calcext:value-type="float">
            <text:p>421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914" calcext:value-type="float">
            <text:p>491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870" calcext:value-type="float">
            <text:p>58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560" calcext:value-type="float">
            <text:p>75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12" calcext:value-type="float">
            <text:p>16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43" calcext:value-type="float">
            <text:p>16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03" calcext:value-type="float">
            <text:p>17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12" calcext:value-type="float">
            <text:p>2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52" calcext:value-type="float">
            <text:p>215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28" calcext:value-type="float">
            <text:p>22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293" calcext:value-type="float">
            <text:p>229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34" calcext:value-type="float">
            <text:p>233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16" calcext:value-type="float">
            <text:p>24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office:value-type="float" office:value="2356" calcext:value-type="float">
            <text:p>235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76" calcext:value-type="float">
            <text:p>23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0" calcext:value-type="float">
            <text:p>25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613" calcext:value-type="float">
            <text:p>161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27" calcext:value-type="float">
            <text:p>162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60" calcext:value-type="float">
            <text:p>16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15" calcext:value-type="float">
            <text:p>17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28" calcext:value-type="float">
            <text:p>21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70" calcext:value-type="float">
            <text:p>21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12" calcext:value-type="float">
            <text:p>23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3" calcext:value-type="float">
            <text:p>24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94" calcext:value-type="float">
            <text:p>23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7" calcext:value-type="float">
            <text:p>243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9" calcext:value-type="float">
            <text:p>251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office:value-type="float" office:value="2893" calcext:value-type="float">
            <text:p>28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972" calcext:value-type="float">
            <text:p>297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060" calcext:value-type="float">
            <text:p>3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274" calcext:value-type="float">
            <text:p>32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office:value-type="float" office:value="5608" calcext:value-type="float">
            <text:p>5608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676" calcext:value-type="float">
            <text:p>56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112" calcext:value-type="float">
            <text:p>6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832" calcext:value-type="float">
            <text:p>683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office:value-type="float" office:value="8576" calcext:value-type="float">
            <text:p>8576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8999" calcext:value-type="float">
            <text:p>89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9279" calcext:value-type="float">
            <text:p>927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464" calcext:value-type="float">
            <text:p>1046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office:value-type="float" office:value="11297" calcext:value-type="float">
            <text:p>11297</text:p>
          </table:table-cell>
          <table:table-cell office:value-type="percentage" office:value="0.7333" calcext:value-type="percentage">
            <text:p>73,33%</text:p>
          </table:table-cell>
          <table:table-cell table:style-name="ce7" office:value-type="float" office:value="12059" calcext:value-type="float">
            <text:p>1205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2908" calcext:value-type="float">
            <text:p>12908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4491" calcext:value-type="float">
            <text:p>144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office:value-type="float" office:value="2645" calcext:value-type="float">
            <text:p>26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00" calcext:value-type="float">
            <text:p>26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office:value-type="float" office:value="4295" calcext:value-type="float">
            <text:p>42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02" calcext:value-type="float">
            <text:p>400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82" calcext:value-type="float">
            <text:p>388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90" calcext:value-type="float">
            <text:p>389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office:value-type="float" office:value="5206" calcext:value-type="float">
            <text:p>520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884" calcext:value-type="float">
            <text:p>488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04" calcext:value-type="float">
            <text:p>50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office:value-type="float" office:value="5965" calcext:value-type="float">
            <text:p>59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569" calcext:value-type="float">
            <text:p>556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486" calcext:value-type="float">
            <text:p>5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44" calcext:value-type="float">
            <text:p>59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2616" calcext:value-type="float">
            <text:p>261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421" calcext:value-type="float">
            <text:p>24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4" calcext:value-type="float">
            <text:p>2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33" calcext:value-type="float">
            <text:p>22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3596" calcext:value-type="float">
            <text:p>359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45" calcext:value-type="float">
            <text:p>354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20" calcext:value-type="float">
            <text:p>352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30" calcext:value-type="float">
            <text:p>3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14182" calcext:value-type="float">
            <text:p>14182</text:p>
          </table:table-cell>
          <table:table-cell office:value-type="percentage" office:value="0.0333" calcext:value-type="percentage">
            <text:p>3,33%</text:p>
          </table:table-cell>
          <table:table-cell table:style-name="ce7" office:value-type="float" office:value="14874" calcext:value-type="float">
            <text:p>14874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14716" calcext:value-type="float">
            <text:p>14716</text:p>
          </table:table-cell>
          <table:table-cell table:style-name="ce2" office:value-type="percentage" office:value="0.0667" calcext:value-type="percentage">
            <text:p>6,67%</text:p>
          </table:table-cell>
          <table:table-cell office:value-type="float" office:value="15641" calcext:value-type="float">
            <text:p>15641</text:p>
          </table:table-cell>
          <table:table-cell table:style-name="ce2" office:value-type="percentage" office:value="0.2667" calcext:value-type="percentage">
            <text:p>2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15674" calcext:value-type="float">
            <text:p>15674</text:p>
          </table:table-cell>
          <table:table-cell office:value-type="percentage" office:value="0.5333" calcext:value-type="percentage">
            <text:p>53,33%</text:p>
          </table:table-cell>
          <table:table-cell table:style-name="ce7" office:value-type="float" office:value="15312" calcext:value-type="float">
            <text:p>15312</text:p>
          </table:table-cell>
          <table:table-cell table:style-name="ce2" office:value-type="percentage" office:value="0.4667" calcext:value-type="percentage">
            <text:p>46,67%</text:p>
          </table:table-cell>
          <table:table-cell office:value-type="float" office:value="16252" calcext:value-type="float">
            <text:p>16252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17924" calcext:value-type="float">
            <text:p>17924</text:p>
          </table:table-cell>
          <table:table-cell table:style-name="ce2" office:value-type="percentage" office:value="0.5667" calcext:value-type="percentage">
            <text:p>5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26" calcext:value-type="float">
            <text:p>262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775" calcext:value-type="float">
            <text:p>27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3845" calcext:value-type="float">
            <text:p>38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849" calcext:value-type="float">
            <text:p>38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2" calcext:value-type="float">
            <text:p>39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15" calcext:value-type="float">
            <text:p>42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4729" calcext:value-type="float">
            <text:p>472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605" calcext:value-type="float">
            <text:p>460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94" calcext:value-type="float">
            <text:p>50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5320" calcext:value-type="float">
            <text:p>532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209" calcext:value-type="float">
            <text:p>5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357" calcext:value-type="float">
            <text:p>5357</text:p>
          </table:table-cell>
          <table:table-cell table:style-name="ce2" office:value-type="percentage" office:value="1.09" calcext:value-type="percentage">
            <text:p>109,00%</text:p>
          </table:table-cell>
          <table:table-cell office:value-type="float" office:value="5736" calcext:value-type="float">
            <text:p>573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table:number-columns-repeated="2"/>
          <table:table-cell table:style-name="ce1" table:formula="of:=SUM([.C$3:.C$45])" office:value-type="float" office:value="335607" calcext:value-type="float">
            <text:p>335607</text:p>
          </table:table-cell>
          <table:table-cell table:style-name="ce3" table:formula="of:=AVERAGE([.D$3:.D$45])" office:value-type="percentage" office:value="0.899997674418605" calcext:value-type="percentage">
            <text:p>90,00%</text:p>
          </table:table-cell>
          <table:table-cell table:style-name="ce8" table:formula="of:=SUM([.E$3:.E$45])" office:value-type="float" office:value="390379" calcext:value-type="float">
            <text:p>390379</text:p>
          </table:table-cell>
          <table:table-cell table:style-name="ce3" table:formula="of:=AVERAGE([.F$3:.F$45])" office:value-type="percentage" office:value="0.931011627906977" calcext:value-type="percentage">
            <text:p>93,10%</text:p>
          </table:table-cell>
          <table:table-cell table:style-name="ce1" table:formula="of:=SUM([.G$3:.G$45])" office:value-type="float" office:value="496873" calcext:value-type="float">
            <text:p>496873</text:p>
          </table:table-cell>
          <table:table-cell table:style-name="ce3" table:formula="of:=AVERAGE([.H$3:.H$45])" office:value-type="percentage" office:value="0.950153488372093" calcext:value-type="percentage">
            <text:p>95,02%</text:p>
          </table:table-cell>
          <table:table-cell table:style-name="ce1" table:formula="of:=SUM([.I$3:.I$45])" office:value-type="float" office:value="714296" calcext:value-type="float">
            <text:p>714296</text:p>
          </table:table-cell>
          <table:table-cell table:style-name="ce3" table:formula="of:=AVERAGE([.J$3:.J$45])" office:value-type="percentage" office:value="0.962016279069768" calcext:value-type="percentage">
            <text:p>96,20%</text:p>
          </table:table-cell>
          <table:table-cell/>
        </table:table-row>
        <table:table-row table:style-name="ro1" table:number-rows-repeated="39">
          <table:table-cell table:number-columns-repeated="4"/>
          <table:table-cell table:style-name="ce7"/>
          <table:table-cell table:number-columns-repeated="6"/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tential" table:style-name="ta1">
        <table:table-column table:style-name="co2" table:default-cell-style-name="Default"/>
        <table:table-column table:style-name="co4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" table:number-columns-repeated="16372" table:default-cell-style-name="Default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0,005 rate</text:p>
          </table:table-cell>
          <table:table-cell table:style-name="ce1" office:value-type="string" calcext:value-type="string">
            <text:p>random</text:p>
          </table:table-cell>
          <table:table-cell table:style-name="ce3" office:value-type="string" calcext:value-type="string">
            <text:p>random rate</text:p>
          </table:table-cell>
          <table:table-cell table:style-name="ce1"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4" calcext:value-type="float">
            <text:p>221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21" calcext:value-type="float">
            <text:p>96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38" calcext:value-type="float">
            <text:p>92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18" calcext:value-type="float">
            <text:p>45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25" calcext:value-type="float">
            <text:p>4152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319" calcext:value-type="float">
            <text:p>107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62" calcext:value-type="float">
            <text:p>10086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774" calcext:value-type="float">
            <text:p>129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528" calcext:value-type="float">
            <text:p>12352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719" calcext:value-type="float">
            <text:p>1437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709" calcext:value-type="float">
            <text:p>14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157" calcext:value-type="float">
            <text:p>166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870" calcext:value-type="float">
            <text:p>16787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653" calcext:value-type="float">
            <text:p>195653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96925" calcext:value-type="float">
            <text:p>19692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6736" calcext:value-type="float">
            <text:p>216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927" calcext:value-type="float">
            <text:p>20992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903" calcext:value-type="float">
            <text:p>219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566" calcext:value-type="float">
            <text:p>21656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5509" calcext:value-type="float">
            <text:p>2455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731" calcext:value-type="float">
            <text:p>22673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504" calcext:value-type="float">
            <text:p>2195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228" calcext:value-type="float">
            <text:p>22522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1207" calcext:value-type="float">
            <text:p>2212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480" calcext:value-type="float">
            <text:p>22248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2094" calcext:value-type="float">
            <text:p>24209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27706" calcext:value-type="float">
            <text:p>22770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323" calcext:value-type="float">
            <text:p>24932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5077" calcext:value-type="float">
            <text:p>25507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1" table:formula="of:=SUM([.B2:.B16])" office:value-type="float" office:value="2414345" calcext:value-type="float">
            <text:p>2414345</text:p>
          </table:table-cell>
          <table:table-cell table:style-name="ce3" table:formula="of:=AVERAGE([.C2:.C16])" office:value-type="percentage" office:value="0.911106666666667" calcext:value-type="percentage">
            <text:p>91,11%</text:p>
          </table:table-cell>
          <table:table-cell table:style-name="ce1" table:formula="of:=SUM([.D2:.D16])" office:value-type="float" office:value="2369586" calcext:value-type="float">
            <text:p>2369586</text:p>
          </table:table-cell>
          <table:table-cell table:style-name="ce3" table:formula="of:=AVERAGE([.E2:.E16])" office:value-type="percentage" office:value="0.97778" calcext:value-type="percentage">
            <text:p>97,78%</text:p>
          </table:table-cell>
          <table:table-cell table:style-name="ce1" table:number-columns-repeated="16372"/>
        </table:table-row>
        <table:table-row table:style-name="ro1" table:number-rows-repeated="1048558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neural" table:style-name="ta1"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number-columns-repeated="16375" table:default-cell-style-name="Default"/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2"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102" calcext:value-type="percentage">
            <text:p>10,20%</text:p>
          </table:table-cell>
          <table:table-cell table:style-name="ce2"/>
          <table:table-cell office:value-type="string" calcext:value-type="string">
            <text:p>Wdbc_1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22" calcext:value-type="percentage">
            <text:p>2,2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2843" calcext:value-type="percentage">
            <text:p>28,43%</text:p>
          </table:table-cell>
          <table:table-cell office:value-type="percentage" office:value="0.1765" calcext:value-type="percentage">
            <text:p>17,65%</text:p>
          </table:table-cell>
          <table:table-cell table:style-name="ce2"/>
          <table:table-cell office:value-type="string" calcext:value-type="string">
            <text:p>Wdbc_3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0333" calcext:value-type="percentage">
            <text:p>3,33%</text:p>
          </table:table-cell>
          <table:table-cell table:style-name="ce2"/>
          <table:table-cell office:value-type="string" calcext:value-type="string">
            <text:p>Wdbc_4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0275" calcext:value-type="percentage">
            <text:p>2,75%</text:p>
          </table:table-cell>
          <table:table-cell table:style-name="ce2"/>
          <table:table-cell office:value-type="string" calcext:value-type="string">
            <text:p>Wdbc_5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315" calcext:value-type="percentage">
            <text:p>3,1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255" calcext:value-type="percentage">
            <text:p>12,55%</text:p>
          </table:table-cell>
          <table:table-cell table:style-name="ce2"/>
          <table:table-cell office:value-type="string" calcext:value-type="string">
            <text:p>Wdbc_6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107" calcext:value-type="percentage">
            <text:p>1,0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333" calcext:value-type="percentage">
            <text:p>13,33%</text:p>
          </table:table-cell>
          <table:table-cell table:style-name="ce2"/>
          <table:table-cell office:value-type="string" calcext:value-type="string">
            <text:p>Wdbc_7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0647" calcext:value-type="percentage">
            <text:p>6,47%</text:p>
          </table:table-cell>
          <table:table-cell table:style-name="ce2"/>
          <table:table-cell office:value-type="string" calcext:value-type="string">
            <text:p>Wdbc_8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619" calcext:value-type="percentage">
            <text:p>6,1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1157" calcext:value-type="percentage">
            <text:p>11,57%</text:p>
          </table:table-cell>
          <table:table-cell table:style-name="ce2"/>
          <table:table-cell office:value-type="string" calcext:value-type="string">
            <text:p>Wdbc_9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315" calcext:value-type="percentage">
            <text:p>3,1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0608" calcext:value-type="percentage">
            <text:p>6,08%</text:p>
          </table:table-cell>
          <table:table-cell table:style-name="ce2"/>
          <table:table-cell office:value-type="string" calcext:value-type="string">
            <text:p>Wdbc_10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2:.B11])" office:value-type="percentage" office:value="0.23224" calcext:value-type="percentage">
            <text:p>23,22%</text:p>
          </table:table-cell>
          <table:table-cell table:style-name="ce16" table:formula="of:=AVERAGE([.C2:.C11])" office:value-type="percentage" office:value="0.23138" calcext:value-type="percentage">
            <text:p>23,14%</text:p>
          </table:table-cell>
          <table:table-cell table:style-name="ce16" table:formula="of:=AVERAGE([.D2:.D11])" office:value-type="percentage" office:value="0.09256" calcext:value-type="percentage">
            <text:p>9,26%</text:p>
          </table:table-cell>
          <table:table-cell table:style-name="ce16"/>
          <table:table-cell table:style-name="ce15"/>
          <table:table-cell table:style-name="ce16" table:formula="of:=AVERAGE([.G2:.G11])" office:value-type="percentage" office:value="0.08215" calcext:value-type="percentage">
            <text:p>8,22%</text:p>
          </table:table-cell>
          <table:table-cell table:style-name="ce16" table:formula="of:=AVERAGE([.H2:.H11])" office:value-type="percentage" office:value="0.07322" calcext:value-type="percentage">
            <text:p>7,32%</text:p>
          </table:table-cell>
          <table:table-cell table:style-name="ce16" table:formula="of:=AVERAGE([.I2:.I11])" office:value-type="percentage" office:value="0.04506" calcext:value-type="percentage">
            <text:p>4,51%</text:p>
          </table:table-cell>
          <table:table-cell table:style-name="ce15" table:number-columns-repeated="16375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style-name="ce2"/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189" calcext:value-type="percentage">
            <text:p>11,89%</text:p>
          </table:table-cell>
          <table:table-cell table:style-name="ce2"/>
          <table:table-cell office:value-type="string" calcext:value-type="string">
            <text:p>Pima_1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2509" calcext:value-type="percentage">
            <text:p>25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11" calcext:value-type="percentage">
            <text:p>9,11%</text:p>
          </table:table-cell>
          <table:table-cell table:style-name="ce2"/>
          <table:table-cell office:value-type="string" calcext:value-type="string">
            <text:p>Pima_2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908" calcext:value-type="percentage">
            <text:p>39,08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1" calcext:value-type="percentage">
            <text:p>11,00%</text:p>
          </table:table-cell>
          <table:table-cell table:style-name="ce2"/>
          <table:table-cell office:value-type="string" calcext:value-type="string">
            <text:p>Pima_3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3526" calcext:value-type="percentage">
            <text:p>35,26%</text:p>
          </table:table-cell>
          <table:table-cell office:value-type="percentage" office:value="0.2636" calcext:value-type="percentage">
            <text:p>26,3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11" calcext:value-type="percentage">
            <text:p>8,11%</text:p>
          </table:table-cell>
          <table:table-cell table:style-name="ce2"/>
          <table:table-cell office:value-type="string" calcext:value-type="string">
            <text:p>Pima_4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2925" calcext:value-type="percentage">
            <text:p>29,25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0822" calcext:value-type="percentage">
            <text:p>8,22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535" calcext:value-type="percentage">
            <text:p>25,3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1178" calcext:value-type="percentage">
            <text:p>11,78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154" calcext:value-type="percentage">
            <text:p>31,5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16:.B25])" office:value-type="percentage" office:value="0.21389" calcext:value-type="percentage">
            <text:p>21,39%</text:p>
          </table:table-cell>
          <table:table-cell table:style-name="ce16" table:formula="of:=AVERAGE([.C16:.C25])" office:value-type="percentage" office:value="0.19167" calcext:value-type="percentage">
            <text:p>19,17%</text:p>
          </table:table-cell>
          <table:table-cell table:style-name="ce16" table:formula="of:=AVERAGE([.D16:.D25])" office:value-type="percentage" office:value="0.08156" calcext:value-type="percentage">
            <text:p>8,16%</text:p>
          </table:table-cell>
          <table:table-cell/>
          <table:table-cell table:style-name="ce15"/>
          <table:table-cell table:style-name="ce16" table:formula="of:=AVERAGE([.G16:.G25])" office:value-type="percentage" office:value="0.33912" calcext:value-type="percentage">
            <text:p>33,91%</text:p>
          </table:table-cell>
          <table:table-cell table:style-name="ce16" table:formula="of:=AVERAGE([.H16:.H25])" office:value-type="percentage" office:value="0.33707" calcext:value-type="percentage">
            <text:p>33,71%</text:p>
          </table:table-cell>
          <table:table-cell table:style-name="ce16" table:formula="of:=AVERAGE([.I16:.I25])" office:value-type="percentage" office:value="0.26989" calcext:value-type="percentage">
            <text:p>26,99%</text:p>
          </table:table-cell>
          <table:table-cell table:number-columns-repeated="1637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6375"/>
        </table:table-row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2"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651" calcext:value-type="percentage">
            <text:p>26,51%</text:p>
          </table:table-cell>
          <table:table-cell office:value-type="percentage" office:value="0.279" calcext:value-type="percentage">
            <text:p>27,90%</text:p>
          </table:table-cell>
          <table:table-cell/>
          <table:table-cell office:value-type="string" calcext:value-type="string">
            <text:p>Zoo_2</text:p>
          </table:table-cell>
          <table:table-cell table:number-columns-repeated="2" office:value-type="percentage" office:value="0.2833" calcext:value-type="percentage">
            <text:p>28,3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527" calcext:value-type="percentage">
            <text:p>25,27%</text:p>
          </table:table-cell>
          <table:table-cell/>
          <table:table-cell office:value-type="string" calcext:value-type="string">
            <text:p>Zoo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Zoo_4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3387" calcext:value-type="percentage">
            <text:p>33,87%</text:p>
          </table:table-cell>
          <table:table-cell/>
          <table:table-cell office:value-type="string" calcext:value-type="string">
            <text:p>Zoo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79" calcext:value-type="percentage">
            <text:p>27,90%</text:p>
          </table:table-cell>
          <table:table-cell/>
          <table:table-cell office:value-type="string" calcext:value-type="string">
            <text:p>Zoo_7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694" calcext:value-type="percentage">
            <text:p>26,94%</text:p>
          </table:table-cell>
          <table:table-cell/>
          <table:table-cell office:value-type="string" calcext:value-type="string">
            <text:p>Zoo_8</text:p>
          </table:table-cell>
          <table:table-cell table:number-columns-repeated="2" office:value-type="percentage" office:value="0.0267" calcext:value-type="percentage">
            <text:p>2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Zoo_9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3247" calcext:value-type="percentage">
            <text:p>32,47%</text:p>
          </table:table-cell>
          <table:table-cell/>
          <table:table-cell office:value-type="string" calcext:value-type="string">
            <text:p>Zoo_10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29:.B38])" office:value-type="percentage" office:value="0.28978" calcext:value-type="percentage">
            <text:p>28,98%</text:p>
          </table:table-cell>
          <table:table-cell table:style-name="ce16" table:formula="of:=AVERAGE([.C29:.C38])" office:value-type="percentage" office:value="0.29043" calcext:value-type="percentage">
            <text:p>29,04%</text:p>
          </table:table-cell>
          <table:table-cell table:style-name="ce16" table:formula="of:=AVERAGE([.D29:.D38])" office:value-type="percentage" office:value="0.28542" calcext:value-type="percentage">
            <text:p>28,54%</text:p>
          </table:table-cell>
          <table:table-cell/>
          <table:table-cell table:style-name="ce15"/>
          <table:table-cell table:style-name="ce16" table:formula="of:=AVERAGE([.G29:.G38])" office:value-type="percentage" office:value="0.06766" calcext:value-type="percentage">
            <text:p>6,77%</text:p>
          </table:table-cell>
          <table:table-cell table:style-name="ce16" table:formula="of:=AVERAGE([.H29:.H38])" office:value-type="percentage" office:value="0.06701" calcext:value-type="percentage">
            <text:p>6,70%</text:p>
          </table:table-cell>
          <table:table-cell table:style-name="ce16" table:formula="of:=AVERAGE([.I29:.I38])" office:value-type="percentage" office:value="0.03133" calcext:value-type="percentage">
            <text:p>3,13%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26:30.046875375</meta:creation-date>
    <dc:date>2024-12-10T20:53:19.362063520</dc:date>
    <meta:editing-duration>PT13H41M39S</meta:editing-duration>
    <meta:editing-cycles>155</meta:editing-cycles>
    <meta:generator>LibreOffice/7.4.7.2$Linux_X86_64 LibreOffice_project/40$Build-2</meta:generator>
    <meta:document-statistic meta:table-count="5" meta:cell-count="1871" meta:object-count="0"/>
  </office:meta>
</office:document-meta>
</file>